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Ubuntu Mono" fo:font-size="80pt" style:font-size-asian="80pt" style:font-size-complex="8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💩 <text:s/>🐼 <text:s/>🦘</text:p>
      <text:p text:style-name="P1"/>
      <text:p text:style-name="P1">🏀 <text:s/>🫖 <text:s/>🫖</text:p>
      <text:p text:style-name="P1"/>
      <text:p text:style-name="P1">🍄 <text:s/>🧲 <text:s/>🦀</text:p>
      <text:p text:style-name="P1"/>
      <text:p text:style-name="P1">🪭 <text:s/>🥦 <text:s/>🐼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0:39:00.836967028</meta:creation-date>
    <dc:date>2025-10-14T10:51:51.657585472</dc:date>
    <meta:editing-duration>PT2M39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4" meta:word-count="12" meta:character-count="28" meta:non-whitespace-character-count="12"/>
  </office:meta>
</office:document-meta>
</file>